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6cm" fo:margin-bottom="0cm" fo:text-align="center" style:justify-single-word="false"/>
      <style:text-properties fo:font-weight="bold" fo:background-color="#c0c0c0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7">CR OCT MACULAIRE ET DU NERF OPTIQUE</text:p>
      <text:p text:style-name="P5"/>
      <text:p text:style-name="P6">Indication :</text:p>
      <text:p text:style-name="P1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Meilleure acuité visuelle corrigée :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soft-page-break/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.</text:span><text:span text:style-name="T1"><text:text-input text:description="&lt;/if&gt;">&lt;/if&gt;</text:text-input>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/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11-25T09:35:09</dc:date>
    <meta:editing-duration>P1DT1H29M46S</meta:editing-duration>
    <meta:editing-cycles>186</meta:editing-cycles>
    <dc:creator>L. FRANCOIS</dc:creator>
    <meta:document-statistic meta:table-count="2" meta:image-count="0" meta:object-count="0" meta:page-count="2" meta:paragraph-count="62" meta:word-count="192" meta:character-count="1809" meta:non-whitespace-character-count="1676"/>
  </office:meta>
</office:document-meta>
</file>